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22.84mm"/>
    </style:style>
    <style:style style:name="co3" style:family="table-column">
      <style:table-column-properties fo:break-before="auto" style:column-width="26.5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" style:family="table-cell" style:parent-style-name="Default" style:data-style-name="N100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number-columns-repeated="1019" table:default-cell-style-name="Default"/>
        <table:table-row table:style-name="ro1">
          <table:table-cell/>
          <table:table-cell table:style-name="ce1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alc</text:p>
          </table:table-cell>
          <table:table-cell/>
          <table:table-cell>
            <draw:frame table:end-cell-address="Sheet1.P25" table:end-x="20.05mm" table:end-y="4.59mm" draw:z-index="0" draw:name="차트 11" draw:style-name="gr1" draw:text-style-name="P1" svg:width="230.65mm" svg:height="111.69mm" svg:x="0.2mm" svg:y="4.88mm">
              <draw:object draw:notify-on-update-of-ranges="Sheet1.B3:Sheet1.C8 Sheet1.D2:Sheet1.D2 Sheet1.D3:Sheet1.D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25</text:p>
          </table:table-cell>
          <table:table-cell office:value-type="string" calcext:value-type="string">
            <text:p>addon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50</text:p>
          </table:table-cell>
          <table:table-cell office:value-type="string" calcext:value-type="string">
            <text:p>addon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75</text:p>
          </table:table-cell>
          <table:table-cell office:value-type="string" calcext:value-type="string">
            <text:p>addon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Noto Sans CJK KR'" style:font-family-generic="roman" style:font-pitch="variable" fo:font-size="12pt" fo:language="en" fo:country="US" style:letter-kerning="true" style:font-name-asian="Noto Sans CJK KR" style:font-size-asian="12pt" style:language-asian="ko" style:country-asian="KR" style:font-name-complex="Noto Sans CJK KR" style:font-size-complex="12pt" style:language-complex="hi" style:country-complex="IN"/>
    </style:default-style>
    <number:number-style style:name="N0">
      <number:number number:min-integer-digits="1"/>
    </number:number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49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9" number:language="ko" number:country="KR">
      <number:text>-₩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50" number:language="ko" number:country="KR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2" number:language="ko" number:country="KR">
      <number:text>-₩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3" number:language="ko" number:country="KR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5" number:language="ko" number:country="KR">
      <number:day number:style="long"/>
      <number:text>-</number:text>
      <number:month number:textual="true"/>
    </number:date-style>
    <number:date-style style:name="N10156" number:language="ko" number:country="KR">
      <number:month number:textual="true"/>
      <number:text>-</number:text>
      <number:year/>
    </number:date-style>
    <number:time-style style:name="N10157" number:language="ko" number:country="KR">
      <number:hours/>
      <number:text>:</number:text>
      <number:minutes number:style="long"/>
      <number:text> </number:text>
      <number:am-pm/>
    </number:time-style>
    <number:time-style style:name="N10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9" number:language="ko" number:country="KR">
      <number:hours/>
      <number:text>:</number:text>
      <number:minutes number:style="long"/>
    </number:time-style>
    <number:time-style style:name="N10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3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3" number:language="ko" number:country="KR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4" number:language="ko" number:country="KR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4P0"/>
    </number:number-style>
    <number:number-style style:name="N10166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6" number:language="ko" number:country="KR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6P0"/>
    </number:number-style>
    <number:number-style style:name="N10167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7" number:language="ko" number:country="KR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7P0"/>
    </number:number-style>
    <number:date-style style:name="N10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9" number:language="ko" number:country="KR">
      <number:month number:style="long"/>
      <number:text>-</number:text>
      <number:day number:style="long"/>
    </number:date-style>
    <number:date-style style:name="N10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72" number:language="ko" number:country="KR">
      <number:hours/>
      <number:text>시</number:text>
      <number:minutes number:style="long"/>
      <number:text>분</number:text>
    </number:time-style>
    <number:time-style style:name="N10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5P0" style:volatile="true" number:language="ko" number:country="KR">
      <number:number number:decimal-places="0" loext:min-decimal-places="0" number:min-integer-digits="1" number:grouping="true"/>
    </number:number-style>
    <number:number-style style:name="N10175" number:language="ko" number:country="KR">
      <number:text>-</number:text>
      <number:number number:decimal-places="0" loext:min-decimal-places="0" number:min-integer-digits="1" number:grouping="true"/>
      <style:map style:condition="value()&gt;=0" style:apply-style-name="N10175P0"/>
    </number:number-style>
    <number:number-style style:name="N10176P0" style:volatile="true" number:language="ko" number:country="KR">
      <number:number number:decimal-places="0" loext:min-decimal-places="0" number:min-integer-digits="1" number:grouping="true"/>
    </number:number-style>
    <number:number-style style:name="N10176" number:language="ko" number:country="K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76P0"/>
    </number:number-style>
    <number:number-style style:name="N10177P0" style:volatile="true" number:language="ko" number:country="KR">
      <number:number number:decimal-places="2" loext:min-decimal-places="2" number:min-integer-digits="1" number:grouping="true"/>
    </number:number-style>
    <number:number-style style:name="N10177" number:language="ko" number:country="KR">
      <number:text>-</number:text>
      <number:number number:decimal-places="2" loext:min-decimal-places="2" number:min-integer-digits="1" number:grouping="true"/>
      <style:map style:condition="value()&gt;=0" style:apply-style-name="N10177P0"/>
    </number:number-style>
    <number:number-style style:name="N10178P0" style:volatile="true" number:language="ko" number:country="KR">
      <number:number number:decimal-places="2" loext:min-decimal-places="2" number:min-integer-digits="1" number:grouping="true"/>
    </number:number-style>
    <number:number-style style:name="N10178" number:language="ko" number:country="K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78P0"/>
    </number:number-style>
    <number:number-style style:name="N10182P0" style:volatile="true" number:language="ko" number:country="K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1" style:volatile="true" number:language="ko" number:country="KR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2" style:volatile="true" number:language="ko" number:country="KR">
      <loext:text> </loext:text>
      <loext:fill-character> </loext:fill-character>
      <number:text>- </number:text>
    </number:number-style>
    <number:text-style style:name="N10182" number:language="ko" number:country="KR">
      <number:text> </number:text>
      <number:text-content/>
      <number:text> </number:text>
      <style:map style:condition="value()&gt;0" style:apply-style-name="N10182P0"/>
      <style:map style:condition="value()&lt;0" style:apply-style-name="N10182P1"/>
      <style:map style:condition="value()=0" style:apply-style-name="N10182P2"/>
    </number:text-style>
    <number:number-style style:name="N10186P0" style:volatile="true" number:language="ko" number:country="KR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1" style:volatile="true" number:language="ko" number:country="KR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2" style:volatile="true" number:language="ko" number:country="KR">
      <loext:text> ₩</loext:text>
      <loext:fill-character> </loext:fill-character>
      <number:text>- </number:text>
    </number:number-style>
    <number:text-style style:name="N10186" number:language="ko" number:country="KR">
      <number:text> </number:text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90P0" style:volatile="true" number:language="ko" number:country="K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1" style:volatile="true" number:language="ko" number:country="KR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2" style:volatile="true" number:language="ko" number:country="K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0" number:language="ko" number:country="KR">
      <number:text> </number:text>
      <number:text-content/>
      <number:text> </number:text>
      <style:map style:condition="value()&gt;0" style:apply-style-name="N10190P0"/>
      <style:map style:condition="value()&lt;0" style:apply-style-name="N10190P1"/>
      <style:map style:condition="value()=0" style:apply-style-name="N10190P2"/>
    </number:text-style>
    <number:number-style style:name="N10194P0" style:volatile="true" number:language="ko" number:country="KR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1" style:volatile="true" number:language="ko" number:country="KR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2" style:volatile="true" number:language="ko" number:country="KR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4" number:language="ko" number:country="KR">
      <number:text> </number:text>
      <number:text-content/>
      <number:text> </number:text>
      <style:map style:condition="value()&gt;0" style:apply-style-name="N10194P0"/>
      <style:map style:condition="value()&lt;0" style:apply-style-name="N10194P1"/>
      <style:map style:condition="value()=0" style:apply-style-name="N10194P2"/>
    </number:text-style>
    <style:style style:name="Default" style:family="table-cell">
      <style:table-cell-properties style:rotation-align="none" style:vertical-align="middle"/>
      <style:text-properties fo:color="#000000" style:font-name="맑은 고딕" fo:font-family="'맑은 고딕'" style:font-family-generic="swiss" fo:font-size="11pt" style:font-name-asian="Noto Sans CJK KR" style:font-family-asian="'Noto Sans CJK KR'" style:font-family-generic-asian="system" style:font-pitch-asian="variable" style:font-size-asian="11pt" style:font-name-complex="맑은 고딕" style:font-family-complex="'맑은 고딕'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00/00/00</text:date>, <text:time style:data-style-name="N2" text:time-value="00:38:10.766594913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eroCode</meta:initial-creator>
    <meta:creation-date>2020-02-26T11:49:43</meta:creation-date>
    <dc:date>2020-03-09T00:39:21.678274840</dc:date>
    <meta:generator>LibreOffice/6.0.6.1$Linux_X86_64 LibreOffice_project/00$Build-1</meta:generator>
    <meta:editing-duration>PT27M26S</meta:editing-duration>
    <meta:editing-cycles>19</meta:editing-cycles>
    <meta:document-statistic meta:table-count="1" meta:cell-count="16" meta:object-count="1"/>
    <meta:user-defined meta:name="AppVersion">16.0300</meta:user-defined>
    <meta:user-defined meta:name="ContentTypeId">0x0101002000BFFA108DB047B3EFC5DDF5207AF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solid" svg:stroke-width="0.071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IBM Plex Mono'" style:font-family-generic="modern" style:font-pitch="fixed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100">
      <style:chart-properties chart:display-label="true" chart:tick-marks-major-inner="false" chart:tick-marks-major-outer="false" chart:logarithmic="false" chart:origin="1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'IBM Plex Mono'" style:font-family-generic="modern" style:font-pitch="fixed" fo:font-size="8pt" style:font-size-asian="8pt" style:font-family-complex="Aharoni" style:font-size-complex="8pt"/>
    </style:style>
    <style:style style:name="ch6" style:family="chart">
      <style:chart-properties style:rotation-angle="90"/>
      <style:text-properties fo:color="#595959" style:text-position="0% 100%" fo:font-family="'IBM Plex Mono'" style:font-family-generic="modern" style:font-pitch="fixed" fo:font-size="11pt" style:font-size-asian="11pt" style:font-size-complex="11pt"/>
    </style:style>
    <style:style style:name="ch7" style:family="chart" style:data-style-name="N0">
      <style:chart-properties chart:display-label="true" chart:tick-marks-major-inner="false" chart:tick-marks-major-outer="false" chart:logarithmic="false" chart:minimum="0" chart:maximum="50" chart:gap-width="30" chart:overlap="100" chart:reverse-direction="false" text:line-break="false" loext:try-staggering-first="false" chart:link-data-style-to-source="false" chart:axis-position="1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style:rotation-angle="0"/>
      <style:text-properties fo:color="#595959" style:text-position="0% 100%" fo:font-family="'IBM Plex Mono'" style:font-family-generic="modern" style:font-pitch="fixed" fo:font-size="11pt" style:font-size-asian="11pt" style:font-size-complex="11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loext:label-stroke-color="#3465a4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ffc000" fo:wrap-option="wrap"/>
      <style:text-properties fo:color="#404040" style:text-position="0% 100%" fo:font-family="Calibri" fo:font-size="9pt" style:font-size-asian="9pt" style:font-size-complex="9pt"/>
    </style:style>
    <style:style style:name="ch11" style:family="chart">
      <style:chart-properties chart:solid-type="cuboid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3.066cm" svg:height="11.17cm" xlink:href=".." xlink:type="simple" chart:class="chart:bar" chart:style-name="ch1">
        <chart:title svg:x="8.388cm" svg:y="0.359cm" chart:style-name="ch2">
          <text:p>algo fibo memoization</text:p>
        </chart:title>
        <chart:legend chart:legend-position="bottom" svg:x="11.031cm" svg:y="10.65cm" style:legend-expansion="wide" chart:style-name="ch3"/>
        <chart:plot-area chart:style-name="ch4" table:cell-range-address="Sheet1.B2:Sheet1.D8" chart:data-source-has-labels="both" svg:x="1.647cm" svg:y="1.513cm" svg:width="20.958cm" svg:height="7.574cm">
          <chartooo:coordinate-region svg:x="3.146cm" svg:y="1.933cm" svg:width="19.298cm" svg:height="7.154cm"/>
          <chart:axis chart:dimension="x" chart:name="primary-x" chart:style-name="ch5" chartooo:axis-type="auto">
            <chartooo:date-scale/>
            <chart:title svg:x="0.389cm" svg:y="6.047cm" chart:style-name="ch6">
              <text:p>N</text:p>
            </chart:title>
            <chart:categories table:cell-range-address="Sheet1.B3:Sheet1.C8"/>
          </chart:axis>
          <chart:axis chart:dimension="y" chart:name="primary-y" chart:style-name="ch7">
            <chart:title svg:x="16.991cm" svg:y="0.553cm" chart:style-name="ch8">
              <text:p>execution time (us)</text:p>
            </chart:title>
            <chart:grid chart:style-name="ch9" chart:class="major"/>
          </chart:axis>
          <chart:series chart:style-name="ch10" chart:values-cell-range-address="Sheet1.D3:Sheet1.D8" chart:label-cell-address="Sheet1.D2:Sheet1.D2" chart:class="chart:bar">
            <chart:data-point chart:repeated="4"/>
            <chart:data-point chart:style-name="ch11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lc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5 addon</text:p>
                <text:list>
                  <text:list-item>
                    <text:p>25</text:p>
                  </text:list-item>
                  <text:list-item>
                    <text:p>addon</text:p>
                  </text:list-item>
                </text:list>
                <draw:g>
                  <svg:desc>Sheet1.B3:Sheet1.C8</svg:desc>
                </draw:g>
              </table:table-cell>
              <table:table-cell office:value-type="float" office:value="3">
                <text:p>3</text:p>
                <draw:g>
                  <svg:desc>Sheet1.D3:Sheet1.D8</svg:desc>
                </draw:g>
              </table:table-cell>
            </table:table-row>
            <table:table-row>
              <table:table-cell office:value-type="string">
                <text:p>25 node</text:p>
                <text:list>
                  <text:list-item>
                    <text:p/>
                  </text:list-item>
                  <text:list-item>
                    <text:p>node</text:p>
                  </text:list-item>
                </text:list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 addon</text:p>
                <text:list>
                  <text:list-item>
                    <text:p>50</text:p>
                  </text:list-item>
                  <text:list-item>
                    <text:p>addon</text:p>
                  </text:list-item>
                </text:list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 node</text:p>
                <text:list>
                  <text:list-item>
                    <text:p/>
                  </text:list-item>
                  <text:list-item>
                    <text:p>node</text:p>
                  </text:list-item>
                </text:list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 addon</text:p>
                <text:list>
                  <text:list-item>
                    <text:p>75</text:p>
                  </text:list-item>
                  <text:list-item>
                    <text:p>addon</text:p>
                  </text:list-item>
                </text:list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 node</text:p>
                <text:list>
                  <text:list-item>
                    <text:p/>
                  </text:list-item>
                  <text:list-item>
                    <text:p>node</text:p>
                  </text:list-item>
                </text:list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1$Linux_X86_64 LibreOffice_project/0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